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4.46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8.98mm"/>
    </style:style>
    <style:style style:name="co10" style:family="table-column">
      <style:table-column-properties fo:break-before="auto" style:column-width="13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5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2">
      <style:table-cell-properties fo:border="0.74pt solid #000000"/>
    </style:style>
    <style:style style:name="ce6" style:family="table-cell" style:parent-style-name="Default" style:data-style-name="N116">
      <style:table-cell-properties fo:border="0.74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 style:data-style-name="N111"/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 style:data-style-name="N2">
      <style:table-cell-properties fo:border-bottom="0.74pt solid #000000" fo:border-left="0.06pt solid #000000" fo:border-right="0.74pt solid #000000" fo:border-top="0.74pt solid #000000"/>
    </style:style>
    <style:style style:name="ce16" style:family="table-cell" style:parent-style-name="Default" style:data-style-name="N116">
      <style:table-cell-properties fo:border-bottom="0.74pt solid #000000" fo:border-left="0.06pt solid #000000" fo:border-right="0.74pt solid #000000" fo:border-top="0.74pt solid #000000"/>
    </style:style>
    <style:style style:name="ce17" style:family="table-cell" style:parent-style-name="Default" style:data-style-name="N116">
      <style:table-cell-properties fo:border-bottom="0.06pt solid #000000" fo:border-left="0.06pt solid #000000" fo:border-right="0.74pt solid #000000" fo:border-top="0.74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 style:data-style-name="N1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collimated</text:p>
          </table:table-cell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Fe plates</text:p>
          </table:table-cell>
          <table:table-cell office:value-type="string" calcext:value-type="string" table:number-columns-spanned="6" table:number-rows-spanned="1">
            <text:p>Dose rate as measured by dosimeter (μSv/hr)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Statistical values</text:p>
          </table:table-cell>
          <table:covered-table-cell table:number-columns-repeated="2" table:style-name="ce1"/>
        </table:table-row>
        <table:table-row table:style-name="ro2">
          <table:table-cell office:value-type="string" calcext:value-type="string">
            <text:p>Total thickness</text:p>
            <text:p>(mm)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table:style-name="ce1" office:value-type="string" calcext:value-type="string">
            <text:p>Mean</text:p>
            <text:p>-BG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error on</text:p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13" calcext:value-type="float">
            <text:p>2.13</text:p>
          </table:table-cell>
          <table:table-cell office:value-type="float" office:value="2.27" calcext:value-type="float">
            <text:p>2.27</text:p>
          </table:table-cell>
          <table:table-cell office:value-type="float" office:value="2.06" calcext:value-type="float">
            <text:p>2.06</text:p>
          </table:table-cell>
          <table:table-cell office:value-type="float" office:value="1.87" calcext:value-type="float">
            <text:p>1.87</text:p>
          </table:table-cell>
          <table:table-cell office:value-type="float" office:value="2.05" calcext:value-type="float">
            <text:p>2.05</text:p>
          </table:table-cell>
          <table:table-cell table:style-name="ce2" table:formula="of:=AVERAGE([.B4:.G4])-0.4666667" office:value-type="float" office:value="1.64666663333333" calcext:value-type="float">
            <text:p>1.65</text:p>
          </table:table-cell>
          <table:table-cell table:style-name="ce2" table:formula="of:=SQRT(COM.MICROSOFT.STDEV.S([.B4:.G4])^2+0.04333333)" office:value-type="float" office:value="0.261686829371802" calcext:value-type="float">
            <text:p>0.26</text:p>
          </table:table-cell>
          <table:table-cell table:style-name="ce3" table:formula="of:=[.I4]/COUNT([.B4:.G4])" office:value-type="float" office:value="0.043614471561967" calcext:value-type="float">
            <text:p>0.04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1.47" calcext:value-type="float">
            <text:p>1.47</text:p>
          </table:table-cell>
          <table:table-cell office:value-type="float" office:value="1.74" calcext:value-type="float">
            <text:p>1.74</text:p>
          </table:table-cell>
          <table:table-cell office:value-type="float" office:value="1.58" calcext:value-type="float">
            <text:p>1.58</text:p>
          </table:table-cell>
          <table:table-cell table:style-name="ce2" table:formula="of:=AVERAGE([.B5:.G5])-0.4666667" office:value-type="float" office:value="1.14499996666667" calcext:value-type="float">
            <text:p>1.14</text:p>
          </table:table-cell>
          <table:table-cell table:style-name="ce2" table:formula="of:=SQRT(COM.MICROSOFT.STDEV.S([.B5:.G5])^2+0.04333333)" office:value-type="float" office:value="0.227046243454206" calcext:value-type="float">
            <text:p>0.23</text:p>
          </table:table-cell>
          <table:table-cell table:style-name="ce3" table:formula="of:=[.I5]/COUNT([.B5:.G5])" office:value-type="float" office:value="0.037841040575701" calcext:value-type="float">
            <text:p>0.03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56" calcext:value-type="float">
            <text:p>1.56</text:p>
          </table:table-cell>
          <table:table-cell office:value-type="float" office:value="1.62" calcext:value-type="float">
            <text:p>1.62</text:p>
          </table:table-cell>
          <table:table-cell office:value-type="float" office:value="1.61" calcext:value-type="float">
            <text:p>1.61</text:p>
          </table:table-cell>
          <table:table-cell office:value-type="float" office:value="1.54" calcext:value-type="float">
            <text:p>1.54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table:style-name="ce2" table:formula="of:=AVERAGE([.B6:.G6])-0.4666667" office:value-type="float" office:value="1.0633333" calcext:value-type="float">
            <text:p>1.06</text:p>
          </table:table-cell>
          <table:table-cell table:style-name="ce2" table:formula="of:=SQRT(COM.MICROSOFT.STDEV.S([.B6:.G6])^2+0.04333333)" office:value-type="float" office:value="0.228151988814474" calcext:value-type="float">
            <text:p>0.23</text:p>
          </table:table-cell>
          <table:table-cell table:style-name="ce3" table:formula="of:=[.I6]/COUNT([.B6:.G6])" office:value-type="float" office:value="0.038025331469079" calcext:value-type="float">
            <text:p>0.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1.12" calcext:value-type="float">
            <text:p>1.12</text:p>
          </table:table-cell>
          <table:table-cell office:value-type="float" office:value="1.26" calcext:value-type="float">
            <text:p>1.26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table:style-name="ce2" table:formula="of:=AVERAGE([.B7:.G7])-0.4666667" office:value-type="float" office:value="0.796666633333333" calcext:value-type="float">
            <text:p>0.80</text:p>
          </table:table-cell>
          <table:table-cell table:style-name="ce2" table:formula="of:=SQRT(COM.MICROSOFT.STDEV.S([.B7:.G7])^2+0.04333333)" office:value-type="float" office:value="0.233837543321569" calcext:value-type="float">
            <text:p>0.23</text:p>
          </table:table-cell>
          <table:table-cell table:style-name="ce3" table:formula="of:=[.I7]/COUNT([.B7:.G7])" office:value-type="float" office:value="0.0389729238869282" calcext:value-type="float">
            <text:p>0.03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table:style-name="ce2" table:formula="of:=AVERAGE([.B8:.G8])-0.4666667" office:value-type="float" office:value="0.4233333" calcext:value-type="float">
            <text:p>0.42</text:p>
          </table:table-cell>
          <table:table-cell table:style-name="ce2" table:formula="of:=SQRT(COM.MICROSOFT.STDEV.S([.B8:.G8])^2+0.04333333)" office:value-type="float" office:value="0.219575340145473" calcext:value-type="float">
            <text:p>0.22</text:p>
          </table:table-cell>
          <table:table-cell table:style-name="ce3" table:formula="of:=[.I8]/COUNT([.B8:.G8])" office:value-type="float" office:value="0.0365958900242454" calcext:value-type="float">
            <text:p>0.037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table:style-name="ce2" table:formula="of:=AVERAGE([.B9:.G9])-0.4666667" office:value-type="float" office:value="0.1783333" calcext:value-type="float">
            <text:p>0.18</text:p>
          </table:table-cell>
          <table:table-cell table:style-name="ce2" table:formula="of:=SQRT(COM.MICROSOFT.STDEV.S([.B9:.G9])^2+0.04333333)" office:value-type="float" office:value="0.245770889244434" calcext:value-type="float">
            <text:p>0.25</text:p>
          </table:table-cell>
          <table:table-cell table:style-name="ce3" table:formula="of:=[.I9]/COUNT([.B9:.G9])" office:value-type="float" office:value="0.0409618148740724" calcext:value-type="float">
            <text:p>0.041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table:style-name="ce2" table:formula="of:=AVERAGE([.B10:.G10])-0.4666667" office:value-type="float" office:value="0.0866666333333334" calcext:value-type="float">
            <text:p>0.09</text:p>
          </table:table-cell>
          <table:table-cell table:style-name="ce2" table:formula="of:=SQRT(COM.MICROSOFT.STDEV.S([.B10:.G10])^2+0.04333333)" office:value-type="float" office:value="0.21250881550342" calcext:value-type="float">
            <text:p>0.21</text:p>
          </table:table-cell>
          <table:table-cell table:style-name="ce3" table:formula="of:=[.I10]/COUNT([.B10:.G10])" office:value-type="float" office:value="0.0354181359172367" calcext:value-type="float">
            <text:p>0.035</text:p>
          </table:table-cell>
        </table:table-row>
        <table:table-row table:style-name="ro1">
          <table:table-cell table:style-name="Default" office:value-type="string" calcext:value-type="string">
            <text:p>uncollimated</text:p>
          </table:table-cell>
          <table:table-cell table:number-columns-repeated="6"/>
          <table:table-cell table:style-name="ce2" table:number-columns-repeated="2"/>
          <table:table-cell table:style-name="ce3"/>
        </table:table-row>
        <table:table-row table:style-name="ro1">
          <table:table-cell office:value-type="string" calcext:value-type="string">
            <text:p>Fe plates</text:p>
          </table:table-cell>
          <table:table-cell office:value-type="string" calcext:value-type="string" table:number-columns-spanned="6" table:number-rows-spanned="1">
            <text:p>Dose rate as measured by dosimeter (μSv/hr)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Statistical values</text:p>
          </table:table-cell>
          <table:covered-table-cell table:number-columns-repeated="2" table:style-name="ce1"/>
        </table:table-row>
        <table:table-row table:style-name="ro3">
          <table:table-cell office:value-type="string" calcext:value-type="string">
            <text:p>Total thickness</text:p>
            <text:p>(mm)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error on</text:p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67" calcext:value-type="float">
            <text:p>2.67</text:p>
          </table:table-cell>
          <table:table-cell office:value-type="float" office:value="2.5" calcext:value-type="float">
            <text:p>2.5</text:p>
          </table:table-cell>
          <table:table-cell office:value-type="float" office:value="2.45" calcext:value-type="float">
            <text:p>2.45</text:p>
          </table:table-cell>
          <table:table-cell table:style-name="ce2" table:formula="of:=AVERAGE([.B14:.G14])-0.4666667" office:value-type="float" office:value="2.05999996666667" calcext:value-type="float">
            <text:p>2.06</text:p>
          </table:table-cell>
          <table:table-cell table:style-name="ce2" table:formula="of:=SQRT(COM.MICROSOFT.STDEV.S([.B14:.G14])^2 +0.04333333)" office:value-type="float" office:value="0.222351066259343" calcext:value-type="float">
            <text:p>0.22</text:p>
          </table:table-cell>
          <table:table-cell table:style-name="ce3" table:formula="of:=[.I14]/COUNT([.B14:.G14])" office:value-type="float" office:value="0.0370585110432238" calcext:value-type="float">
            <text:p>0.03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2.3" calcext:value-type="float">
            <text:p>2.3</text:p>
          </table:table-cell>
          <table:table-cell office:value-type="float" office:value="2.28" calcext:value-type="float">
            <text:p>2.28</text:p>
          </table:table-cell>
          <table:table-cell table:style-name="ce2" table:formula="of:=AVERAGE([.B15:.G15])-0.4666667" office:value-type="float" office:value="1.6183333" calcext:value-type="float">
            <text:p>1.62</text:p>
          </table:table-cell>
          <table:table-cell table:style-name="ce2" table:formula="of:=SQRT(COM.MICROSOFT.STDEV.S([.B15:.G15])^2 +0.04333333)" office:value-type="float" office:value="0.265637591466268" calcext:value-type="float">
            <text:p>0.27</text:p>
          </table:table-cell>
          <table:table-cell table:style-name="ce3" table:formula="of:=[.I15]/COUNT([.B15:.G15])" office:value-type="float" office:value="0.0442729319110447" calcext:value-type="float">
            <text:p>0.04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.04" calcext:value-type="float">
            <text:p>2.04</text:p>
          </table:table-cell>
          <table:table-cell office:value-type="float" office:value="2.19" calcext:value-type="float">
            <text:p>2.19</text:p>
          </table:table-cell>
          <table:table-cell office:value-type="float" office:value="1.81" calcext:value-type="float">
            <text:p>1.81</text:p>
          </table:table-cell>
          <table:table-cell office:value-type="float" office:value="1.75" calcext:value-type="float">
            <text:p>1.75</text:p>
          </table:table-cell>
          <table:table-cell office:value-type="float" office:value="2.01" calcext:value-type="float">
            <text:p>2.01</text:p>
          </table:table-cell>
          <table:table-cell office:value-type="float" office:value="2.02" calcext:value-type="float">
            <text:p>2.02</text:p>
          </table:table-cell>
          <table:table-cell table:style-name="ce2" table:formula="of:=AVERAGE([.B16:.G16])-0.4666667" office:value-type="float" office:value="1.5033333" calcext:value-type="float">
            <text:p>1.50</text:p>
          </table:table-cell>
          <table:table-cell table:style-name="ce2" table:formula="of:=SQRT(COM.MICROSOFT.STDEV.S([.B16:.G16])^2 +0.04333333)" office:value-type="float" office:value="0.263843381573236" calcext:value-type="float">
            <text:p>0.26</text:p>
          </table:table-cell>
          <table:table-cell table:style-name="ce3" table:formula="of:=[.I16]/COUNT([.B16:.G16])" office:value-type="float" office:value="0.0439738969288726" calcext:value-type="float">
            <text:p>0.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1" calcext:value-type="float">
            <text:p>1.71</text:p>
          </table:table-cell>
          <table:table-cell office:value-type="float" office:value="1.48" calcext:value-type="float">
            <text:p>1.48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62" calcext:value-type="float">
            <text:p>1.62</text:p>
          </table:table-cell>
          <table:table-cell office:value-type="float" office:value="1.74" calcext:value-type="float">
            <text:p>1.74</text:p>
          </table:table-cell>
          <table:table-cell table:style-name="ce2" table:formula="of:=AVERAGE([.B17:.G17])-0.4666667" office:value-type="float" office:value="1.2133333" calcext:value-type="float">
            <text:p>1.21</text:p>
          </table:table-cell>
          <table:table-cell table:style-name="ce2" table:formula="of:=SQRT(COM.MICROSOFT.STDEV.S([.B17:.G17])^2 +0.04333333)" office:value-type="float" office:value="0.237346434563488" calcext:value-type="float">
            <text:p>0.24</text:p>
          </table:table-cell>
          <table:table-cell table:style-name="ce3" table:formula="of:=[.I17]/COUNT([.B17:.G17])" office:value-type="float" office:value="0.0395577390939146" calcext:value-type="float">
            <text:p>0.040</text:p>
          </table:table-cell>
        </table:table-row>
        <table:table-row table:style-name="ro1">
          <table:table-cell table:style-name="ce5" office:value-type="float" office:value="22.5" calcext:value-type="float">
            <text:p>22.50</text:p>
          </table:table-cell>
          <table:table-cell office:value-type="float" office:value="1.32" calcext:value-type="float">
            <text:p>1.32</text:p>
          </table:table-cell>
          <table:table-cell office:value-type="float" office:value="1.22" calcext:value-type="float">
            <text:p>1.22</text:p>
          </table:table-cell>
          <table:table-cell office:value-type="float" office:value="1.41" calcext:value-type="float">
            <text:p>1.41</text:p>
          </table:table-cell>
          <table:table-cell office:value-type="float" office:value="1.29" calcext:value-type="float">
            <text:p>1.29</text:p>
          </table:table-cell>
          <table:table-cell office:value-type="float" office:value="1.23" calcext:value-type="float">
            <text:p>1.23</text:p>
          </table:table-cell>
          <table:table-cell office:value-type="float" office:value="1.5" calcext:value-type="float">
            <text:p>1.5</text:p>
          </table:table-cell>
          <table:table-cell table:style-name="ce2" table:formula="of:=AVERAGE([.B18:.G18])-0.4666667" office:value-type="float" office:value="0.861666633333333" calcext:value-type="float">
            <text:p>0.86</text:p>
          </table:table-cell>
          <table:table-cell table:style-name="ce2" table:formula="of:=SQRT(COM.MICROSOFT.STDEV.S([.B18:.G18])^2 +0.04333333)" office:value-type="float" office:value="0.234840364219328" calcext:value-type="float">
            <text:p>0.23</text:p>
          </table:table-cell>
          <table:table-cell table:style-name="ce3" table:formula="of:=[.I18]/COUNT([.B18:.G18])" office:value-type="float" office:value="0.0391400607032213" calcext:value-type="float">
            <text:p>0.039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1.16" calcext:value-type="float">
            <text:p>1.16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float" office:value="1.09" calcext:value-type="float">
            <text:p>1.09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</text:p>
          </table:table-cell>
          <table:table-cell table:style-name="ce2" table:formula="of:=AVERAGE([.B19:.G19])-0.4666667" office:value-type="float" office:value="0.6583333" calcext:value-type="float">
            <text:p>0.66</text:p>
          </table:table-cell>
          <table:table-cell table:style-name="ce2" table:formula="of:=SQRT(COM.MICROSOFT.STDEV.S([.B19:.G19])^2 +0.04333333)" office:value-type="float" office:value="0.213268211414641" calcext:value-type="float">
            <text:p>0.21</text:p>
          </table:table-cell>
          <table:table-cell table:style-name="ce3" table:formula="of:=[.I19]/COUNT([.B19:.G19])" office:value-type="float" office:value="0.0355447019024402" calcext:value-type="float">
            <text:p>0.036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table:style-name="ce2" table:formula="of:=AVERAGE([.B20:.G20])-0.4666667" office:value-type="float" office:value="0.394999966666667" calcext:value-type="float">
            <text:p>0.39</text:p>
          </table:table-cell>
          <table:table-cell table:style-name="ce2" table:formula="of:=SQRT(COM.MICROSOFT.STDEV.S([.B20:.G20])^2 +0.04333333)" office:value-type="float" office:value="0.213985973060541" calcext:value-type="float">
            <text:p>0.21</text:p>
          </table:table-cell>
          <table:table-cell table:style-name="ce3" table:formula="of:=[.I20]/COUNT([.B20:.G20])" office:value-type="float" office:value="0.0356643288434235" calcext:value-type="float">
            <text:p>0.036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Does</text:p>
          </table:table-cell>
          <table:table-cell table:style-name="ce13" office:value-type="string" calcext:value-type="string">
            <text:p>expected Does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dD</text:p>
          </table:table-cell>
          <table:table-cell table:style-name="ce18" office:value-type="string" calcext:value-type="string">
            <text:p>dDe</text:p>
          </table:table-cell>
          <table:table-cell table:style-name="Default"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.00</text:p>
          </table:table-cell>
          <table:table-cell table:style-name="ce7" table:formula="of:=[.H14]" office:value-type="float" office:value="2.05999996666667" calcext:value-type="float">
            <text:p>2.060</text:p>
          </table:table-cell>
          <table:table-cell table:style-name="Default" table:formula="of:=EXP(0.535-0.061*[.A14])" office:value-type="float" office:value="1.70744824225421" calcext:value-type="float">
            <text:p>1.70744824225421</text:p>
          </table:table-cell>
          <table:table-cell table:style-name="Default" table:formula="of:=[.B22]/[.C22]" office:value-type="float" office:value="1.20647871817597" calcext:value-type="float">
            <text:p>1.20647871817597</text:p>
          </table:table-cell>
          <table:table-cell table:style-name="ce7" table:formula="of:=[.J14]" office:value-type="float" office:value="0.0370585110432238" calcext:value-type="float">
            <text:p>0.037</text:p>
          </table:table-cell>
          <table:table-cell table:style-name="Default" table:formula="of:=EXP(0.535)*(0.0497)+[.A14]*EXP(-0.061*[.A14])*0.00597" office:value-type="float" office:value="0.0848601776400343" calcext:value-type="float">
            <text:p>0.084860177640034</text:p>
          </table:table-cell>
          <table:table-cell table:style-name="Default" table:formula="of:=[.D22]*SQRT(([.E22]/[.B22])^2+([.F22]/[.C22])^2)" office:value-type="float" office:value="0.0637691580516439" calcext:value-type="float">
            <text:p>0.063769158051644</text:p>
          </table:table-cell>
          <table:table-cell table:formula="of:=[.D22]*SQRT(([.E22]/[.B22])^2)" office:value-type="float" office:value="0.0217040318565079" calcext:value-type="float">
            <text:p>0.021704031856508</text:p>
          </table:table-cell>
          <table:table-cell table:number-columns-repeated="2"/>
        </table:table-row>
        <table:table-row table:style-name="ro1">
          <table:table-cell table:style-name="ce2" office:value-type="float" office:value="6.5" calcext:value-type="float">
            <text:p>6.50</text:p>
          </table:table-cell>
          <table:table-cell table:style-name="ce7" table:formula="of:=[.H15]" office:value-type="float" office:value="1.6183333" calcext:value-type="float">
            <text:p>1.618</text:p>
          </table:table-cell>
          <table:table-cell table:style-name="Default" table:formula="of:=EXP(0.535-0.061*[.A15])" office:value-type="float" office:value="1.14854968157018" calcext:value-type="float">
            <text:p>1.14854968157018</text:p>
          </table:table-cell>
          <table:table-cell table:style-name="Default" table:formula="of:=[.B23]/[.C23]" office:value-type="float" office:value="1.40902333261508" calcext:value-type="float">
            <text:p>1.40902333261508</text:p>
          </table:table-cell>
          <table:table-cell table:style-name="ce7" table:formula="of:=[.J15]" office:value-type="float" office:value="0.0442729319110447" calcext:value-type="float">
            <text:p>0.044</text:p>
          </table:table-cell>
          <table:table-cell table:style-name="Default" table:formula="of:=EXP(0.535)*(0.0497)+[.A15]*EXP(-0.061*[.A15])*0.00597" office:value-type="float" office:value="0.110963147727426" calcext:value-type="float">
            <text:p>0.110963147727426</text:p>
          </table:table-cell>
          <table:table-cell table:style-name="Default" table:formula="of:=[.D23]*SQRT(([.E23]/[.B23])^2+([.F23]/[.C23])^2)" office:value-type="float" office:value="0.14148026007762" calcext:value-type="float">
            <text:p>0.14148026007762</text:p>
          </table:table-cell>
          <table:table-cell table:formula="of:=[.D23]*SQRT(([.E23]/[.B23])^2)" office:value-type="float" office:value="0.0385468148408864" calcext:value-type="float">
            <text:p>0.038546814840886</text:p>
          </table:table-cell>
          <table:table-cell table:number-columns-repeated="2"/>
        </table:table-row>
        <table:table-row table:style-name="ro1">
          <table:table-cell table:style-name="ce2" office:value-type="float" office:value="9.4" calcext:value-type="float">
            <text:p>9.40</text:p>
          </table:table-cell>
          <table:table-cell table:style-name="ce7" table:formula="of:=[.H16]" office:value-type="float" office:value="1.5033333" calcext:value-type="float">
            <text:p>1.503</text:p>
          </table:table-cell>
          <table:table-cell table:style-name="Default" table:formula="of:=EXP(0.535-0.061*[.A16])" office:value-type="float" office:value="0.96232793272161" calcext:value-type="float">
            <text:p>0.96232793272161</text:p>
          </table:table-cell>
          <table:table-cell table:style-name="Default" table:formula="of:=[.B24]/[.C24]" office:value-type="float" office:value="1.56218400077855" calcext:value-type="float">
            <text:p>1.56218400077855</text:p>
          </table:table-cell>
          <table:table-cell table:style-name="ce7" table:formula="of:=[.J16]" office:value-type="float" office:value="0.0439738969288726" calcext:value-type="float">
            <text:p>0.044</text:p>
          </table:table-cell>
          <table:table-cell table:style-name="Default" table:formula="of:=EXP(0.535)*(0.0497)+[.A16]*EXP(-0.061*[.A16])*0.00597" office:value-type="float" office:value="0.116488614503909" calcext:value-type="float">
            <text:p>0.116488614503909</text:p>
          </table:table-cell>
          <table:table-cell table:style-name="Default" table:formula="of:=[.D24]*SQRT(([.E24]/[.B24])^2+([.F24]/[.C24])^2)" office:value-type="float" office:value="0.194543171702827" calcext:value-type="float">
            <text:p>0.194543171702827</text:p>
          </table:table-cell>
          <table:table-cell table:formula="of:=[.D24]*SQRT(([.E24]/[.B24])^2)" office:value-type="float" office:value="0.0456953346501205" calcext:value-type="float">
            <text:p>0.045695334650121</text:p>
          </table:table-cell>
          <table:table-cell table:number-columns-repeated="2"/>
        </table:table-row>
        <table:table-row table:style-name="ro1">
          <table:table-cell table:style-name="ce6" office:value-type="float" office:value="13" calcext:value-type="float">
            <text:p>13.0</text:p>
          </table:table-cell>
          <table:table-cell table:style-name="ce7" table:formula="of:=[.H17]" office:value-type="float" office:value="1.2133333" calcext:value-type="float">
            <text:p>1.213</text:p>
          </table:table-cell>
          <table:table-cell table:style-name="Default" table:formula="of:=EXP(0.535-0.061*[.A17])" office:value-type="float" office:value="0.772595232106928" calcext:value-type="float">
            <text:p>0.772595232106928</text:p>
          </table:table-cell>
          <table:table-cell table:style-name="Default" table:formula="of:=[.B25]/[.C25]" office:value-type="float" office:value="1.57046439011945" calcext:value-type="float">
            <text:p>1.57046439011945</text:p>
          </table:table-cell>
          <table:table-cell table:style-name="ce7" table:formula="of:=[.J17]" office:value-type="float" office:value="0.0395577390939146" calcext:value-type="float">
            <text:p>0.040</text:p>
          </table:table-cell>
          <table:table-cell table:style-name="Default" table:formula="of:=EXP(0.535)*(0.0497)+[.A17]*EXP(-0.061*[.A17])*0.00597" office:value-type="float" office:value="0.119977561862854" calcext:value-type="float">
            <text:p>0.119977561862854</text:p>
          </table:table-cell>
          <table:table-cell table:style-name="Default" table:formula="of:=[.D25]*SQRT(([.E25]/[.B25])^2+([.F25]/[.C25])^2)" office:value-type="float" office:value="0.249196680655479" calcext:value-type="float">
            <text:p>0.249196680655479</text:p>
          </table:table-cell>
          <table:table-cell table:formula="of:=[.D25]*SQRT(([.E25]/[.B25])^2)" office:value-type="float" office:value="0.0512011172862632" calcext:value-type="float">
            <text:p>0.051201117286263</text:p>
          </table:table-cell>
          <table:table-cell table:number-columns-repeated="2"/>
        </table:table-row>
        <table:table-row table:style-name="ro1">
          <table:table-cell table:style-name="ce6" office:value-type="float" office:value="22.5" calcext:value-type="float">
            <text:p>22.5</text:p>
          </table:table-cell>
          <table:table-cell table:style-name="ce7" table:formula="of:=[.H18]" office:value-type="float" office:value="0.861666633333333" calcext:value-type="float">
            <text:p>0.862</text:p>
          </table:table-cell>
          <table:table-cell table:style-name="Default" table:formula="of:=EXP(0.535-0.061*[.A18])" office:value-type="float" office:value="0.432791149957987" calcext:value-type="float">
            <text:p>0.432791149957987</text:p>
          </table:table-cell>
          <table:table-cell table:style-name="Default" table:formula="of:=[.B26]/[.C26]" office:value-type="float" office:value="1.99095252621727" calcext:value-type="float">
            <text:p>1.99095252621727</text:p>
          </table:table-cell>
          <table:table-cell table:style-name="ce7" table:formula="of:=[.J18]" office:value-type="float" office:value="0.0391400607032213" calcext:value-type="float">
            <text:p>0.039</text:p>
          </table:table-cell>
          <table:table-cell table:style-name="Default" table:formula="of:=EXP(0.535)*(0.0497)+[.A18]*EXP(-0.061*[.A18])*0.00597" office:value-type="float" office:value="0.118907869265144" calcext:value-type="float">
            <text:p>0.118907869265144</text:p>
          </table:table-cell>
          <table:table-cell table:style-name="Default" table:formula="of:=[.D26]*SQRT(([.E26]/[.B26])^2+([.F26]/[.C26])^2)" office:value-type="float" office:value="0.554432804037144" calcext:value-type="float">
            <text:p>0.554432804037144</text:p>
          </table:table-cell>
          <table:table-cell table:formula="of:=[.D26]*SQRT(([.E26]/[.B26])^2)" office:value-type="float" office:value="0.0904363703070656" calcext:value-type="float">
            <text:p>0.090436370307066</text:p>
          </table:table-cell>
          <table:table-cell table:number-columns-repeated="2"/>
        </table:table-row>
        <table:table-row table:style-name="ro1">
          <table:table-cell table:style-name="ce6" office:value-type="float" office:value="29.3" calcext:value-type="float">
            <text:p>29.3</text:p>
          </table:table-cell>
          <table:table-cell table:style-name="ce7" table:formula="of:=[.H19]" office:value-type="float" office:value="0.6583333" calcext:value-type="float">
            <text:p>0.658</text:p>
          </table:table-cell>
          <table:table-cell table:style-name="Default" table:formula="of:=EXP(0.535-0.061*[.A19])" office:value-type="float" office:value="0.285846593051949" calcext:value-type="float">
            <text:p>0.285846593051949</text:p>
          </table:table-cell>
          <table:table-cell table:style-name="Default" table:formula="of:=[.B27]/[.C27]" office:value-type="float" office:value="2.3031000403785" calcext:value-type="float">
            <text:p>2.3031000403785</text:p>
          </table:table-cell>
          <table:table-cell table:style-name="ce7" table:formula="of:=[.J19]" office:value-type="float" office:value="0.0355447019024402" calcext:value-type="float">
            <text:p>0.036</text:p>
          </table:table-cell>
          <table:table-cell table:style-name="Default" table:formula="of:=EXP(0.535)*(0.0497)+[.A19]*EXP(-0.061*[.A19])*0.00597" office:value-type="float" office:value="0.114143977093439" calcext:value-type="float">
            <text:p>0.114143977093439</text:p>
          </table:table-cell>
          <table:table-cell table:style-name="Default" table:formula="of:=[.D27]*SQRT(([.E27]/[.B27])^2+([.F27]/[.C27])^2)" office:value-type="float" office:value="0.928040152292788" calcext:value-type="float">
            <text:p>0.928040152292788</text:p>
          </table:table-cell>
          <table:table-cell table:formula="of:=[.D27]*SQRT(([.E27]/[.B27])^2)" office:value-type="float" office:value="0.124348873719059" calcext:value-type="float">
            <text:p>0.124348873719059</text:p>
          </table:table-cell>
          <table:table-cell table:number-columns-repeated="2"/>
        </table:table-row>
        <table:table-row table:style-name="ro1">
          <table:table-cell table:style-name="ce6" office:value-type="float" office:value="35.7" calcext:value-type="float">
            <text:p>35.7</text:p>
          </table:table-cell>
          <table:table-cell table:style-name="ce7" table:formula="of:=[.H20]" office:value-type="float" office:value="0.394999966666667" calcext:value-type="float">
            <text:p>0.395</text:p>
          </table:table-cell>
          <table:table-cell table:style-name="Default" table:formula="of:=EXP(0.535-0.061*[.A20])" office:value-type="float" office:value="0.193457002598038" calcext:value-type="float">
            <text:p>0.193457002598038</text:p>
          </table:table-cell>
          <table:table-cell table:style-name="Default" table:formula="of:=[.B28]/[.C28]" office:value-type="float" office:value="2.04179720228267" calcext:value-type="float">
            <text:p>2.04179720228267</text:p>
          </table:table-cell>
          <table:table-cell table:style-name="ce7" table:formula="of:=[.J20]" office:value-type="float" office:value="0.0356643288434235" calcext:value-type="float">
            <text:p>0.036</text:p>
          </table:table-cell>
          <table:table-cell table:style-name="Default" table:formula="of:=EXP(0.535)*(0.0497)+[.A20]*EXP(-0.061*[.A20])*0.00597" office:value-type="float" office:value="0.109008082382542" calcext:value-type="float">
            <text:p>0.109008082382542</text:p>
          </table:table-cell>
          <table:table-cell table:style-name="Default" table:formula="of:=[.D28]*SQRT(([.E28]/[.B28])^2+([.F28]/[.C28])^2)" office:value-type="float" office:value="1.16517705300533" calcext:value-type="float">
            <text:p>1.16517705300533</text:p>
          </table:table-cell>
          <table:table-cell table:formula="of:=[.D28]*SQRT(([.E28]/[.B28])^2)" office:value-type="float" office:value="0.184352741769323" calcext:value-type="float">
            <text:p>0.18435274176932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With dDe accounted for</text:p>
          </table:table-cell>
          <table:table-cell table:style-name="Default" table:number-columns-repeated="2"/>
          <table:table-cell table:style-name="ce14"/>
          <table:table-cell table:style-name="ce19" office:value-type="string" calcext:value-type="string">
            <text:p>Without dDe accounted for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.00</text:p>
          </table:table-cell>
          <table:table-cell table:style-name="Default" office:value-type="float" office:value="1.20647871817597" calcext:value-type="float">
            <text:p>1.20647871817597</text:p>
          </table:table-cell>
          <table:table-cell table:style-name="Default" office:value-type="float" office:value="0.0637691580516439" calcext:value-type="float">
            <text:p>0.063769158051644</text:p>
          </table:table-cell>
          <table:table-cell table:style-name="Default"/>
          <table:table-cell table:style-name="ce15" office:value-type="float" office:value="0" calcext:value-type="float">
            <text:p>0.00</text:p>
          </table:table-cell>
          <table:table-cell table:style-name="Default" office:value-type="float" office:value="1.20647871817597" calcext:value-type="float">
            <text:p>1.20647871817597</text:p>
          </table:table-cell>
          <table:table-cell table:style-name="ce22" office:value-type="float" office:value="0.0217040318565079" calcext:value-type="float">
            <text:p>0.021704031856508</text:p>
          </table:table-cell>
          <table:table-cell table:number-columns-repeated="3"/>
        </table:table-row>
        <table:table-row table:style-name="ro1">
          <table:table-cell table:style-name="ce2" office:value-type="float" office:value="6.5" calcext:value-type="float">
            <text:p>6.50</text:p>
          </table:table-cell>
          <table:table-cell table:style-name="Default" office:value-type="float" office:value="1.40902333261508" calcext:value-type="float">
            <text:p>1.40902333261508</text:p>
          </table:table-cell>
          <table:table-cell table:style-name="Default" office:value-type="float" office:value="0.14148026007762" calcext:value-type="float">
            <text:p>0.14148026007762</text:p>
          </table:table-cell>
          <table:table-cell table:style-name="Default"/>
          <table:table-cell table:style-name="ce15" office:value-type="float" office:value="6.5" calcext:value-type="float">
            <text:p>6.50</text:p>
          </table:table-cell>
          <table:table-cell table:style-name="Default" office:value-type="float" office:value="1.40902333261508" calcext:value-type="float">
            <text:p>1.40902333261508</text:p>
          </table:table-cell>
          <table:table-cell table:style-name="ce22" office:value-type="float" office:value="0.0385468148408864" calcext:value-type="float">
            <text:p>0.038546814840886</text:p>
          </table:table-cell>
          <table:table-cell table:number-columns-repeated="3"/>
        </table:table-row>
        <table:table-row table:style-name="ro1">
          <table:table-cell table:style-name="ce2" office:value-type="float" office:value="9.4" calcext:value-type="float">
            <text:p>9.40</text:p>
          </table:table-cell>
          <table:table-cell table:style-name="Default" office:value-type="float" office:value="1.56218400077855" calcext:value-type="float">
            <text:p>1.56218400077855</text:p>
          </table:table-cell>
          <table:table-cell table:style-name="Default" office:value-type="float" office:value="0.194543171702827" calcext:value-type="float">
            <text:p>0.194543171702827</text:p>
          </table:table-cell>
          <table:table-cell table:style-name="Default"/>
          <table:table-cell table:style-name="ce15" office:value-type="float" office:value="9.4" calcext:value-type="float">
            <text:p>9.40</text:p>
          </table:table-cell>
          <table:table-cell table:style-name="Default" office:value-type="float" office:value="1.56218400077855" calcext:value-type="float">
            <text:p>1.56218400077855</text:p>
          </table:table-cell>
          <table:table-cell table:style-name="ce22" office:value-type="float" office:value="0.0456953346501205" calcext:value-type="float">
            <text:p>0.045695334650121</text:p>
          </table:table-cell>
          <table:table-cell table:number-columns-repeated="3"/>
        </table:table-row>
        <table:table-row table:style-name="ro1">
          <table:table-cell table:style-name="ce6" office:value-type="float" office:value="13" calcext:value-type="float">
            <text:p>13.0</text:p>
          </table:table-cell>
          <table:table-cell table:style-name="Default" office:value-type="float" office:value="1.57046439011945" calcext:value-type="float">
            <text:p>1.57046439011945</text:p>
          </table:table-cell>
          <table:table-cell table:style-name="Default" office:value-type="float" office:value="0.249196680655479" calcext:value-type="float">
            <text:p>0.249196680655479</text:p>
          </table:table-cell>
          <table:table-cell table:style-name="Default"/>
          <table:table-cell table:style-name="ce16" office:value-type="float" office:value="13" calcext:value-type="float">
            <text:p>13.0</text:p>
          </table:table-cell>
          <table:table-cell table:style-name="Default" office:value-type="float" office:value="1.57046439011945" calcext:value-type="float">
            <text:p>1.57046439011945</text:p>
          </table:table-cell>
          <table:table-cell table:style-name="ce22" office:value-type="float" office:value="0.0512011172862632" calcext:value-type="float">
            <text:p>0.051201117286263</text:p>
          </table:table-cell>
          <table:table-cell table:number-columns-repeated="3"/>
        </table:table-row>
        <table:table-row table:style-name="ro1">
          <table:table-cell table:style-name="ce6" office:value-type="float" office:value="22.5" calcext:value-type="float">
            <text:p>22.5</text:p>
          </table:table-cell>
          <table:table-cell table:style-name="Default" office:value-type="float" office:value="1.99095252621727" calcext:value-type="float">
            <text:p>1.99095252621727</text:p>
          </table:table-cell>
          <table:table-cell table:style-name="Default" office:value-type="float" office:value="0.554432804037144" calcext:value-type="float">
            <text:p>0.554432804037144</text:p>
          </table:table-cell>
          <table:table-cell table:style-name="Default"/>
          <table:table-cell table:style-name="ce16" office:value-type="float" office:value="22.5" calcext:value-type="float">
            <text:p>22.5</text:p>
          </table:table-cell>
          <table:table-cell table:style-name="Default" office:value-type="float" office:value="1.99095252621727" calcext:value-type="float">
            <text:p>1.99095252621727</text:p>
          </table:table-cell>
          <table:table-cell table:style-name="ce22" office:value-type="float" office:value="0.0904363703070656" calcext:value-type="float">
            <text:p>0.090436370307066</text:p>
          </table:table-cell>
          <table:table-cell table:number-columns-repeated="3"/>
        </table:table-row>
        <table:table-row table:style-name="ro1">
          <table:table-cell table:style-name="ce6" office:value-type="float" office:value="29.3" calcext:value-type="float">
            <text:p>29.3</text:p>
          </table:table-cell>
          <table:table-cell table:style-name="Default" office:value-type="float" office:value="2.3031000403785" calcext:value-type="float">
            <text:p>2.3031000403785</text:p>
          </table:table-cell>
          <table:table-cell table:style-name="Default" office:value-type="float" office:value="0.928040152292788" calcext:value-type="float">
            <text:p>0.928040152292788</text:p>
          </table:table-cell>
          <table:table-cell table:style-name="Default"/>
          <table:table-cell table:style-name="ce16" office:value-type="float" office:value="29.3" calcext:value-type="float">
            <text:p>29.3</text:p>
          </table:table-cell>
          <table:table-cell table:style-name="Default" office:value-type="float" office:value="2.3031000403785" calcext:value-type="float">
            <text:p>2.3031000403785</text:p>
          </table:table-cell>
          <table:table-cell table:style-name="ce22" office:value-type="float" office:value="0.124348873719059" calcext:value-type="float">
            <text:p>0.124348873719059</text:p>
          </table:table-cell>
          <table:table-cell table:number-columns-repeated="3"/>
        </table:table-row>
        <table:table-row table:style-name="ro1">
          <table:table-cell table:style-name="ce6" office:value-type="float" office:value="35.7" calcext:value-type="float">
            <text:p>35.7</text:p>
          </table:table-cell>
          <table:table-cell table:style-name="Default" office:value-type="float" office:value="2.04179720228267" calcext:value-type="float">
            <text:p>2.04179720228267</text:p>
          </table:table-cell>
          <table:table-cell table:style-name="Default" office:value-type="float" office:value="1.16517705300533" calcext:value-type="float">
            <text:p>1.16517705300533</text:p>
          </table:table-cell>
          <table:table-cell table:style-name="Default"/>
          <table:table-cell table:style-name="ce17" office:value-type="float" office:value="35.7" calcext:value-type="float">
            <text:p>35.7</text:p>
          </table:table-cell>
          <table:table-cell table:style-name="ce20" office:value-type="float" office:value="2.04179720228267" calcext:value-type="float">
            <text:p>2.04179720228267</text:p>
          </table:table-cell>
          <table:table-cell table:style-name="ce23" office:value-type="float" office:value="0.184352741769323" calcext:value-type="float">
            <text:p>0.1843527417693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12:13:58.137311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00:17:58.505327675</meta:creation-date>
    <dc:date>2019-03-12T13:47:51.497393063</dc:date>
    <meta:editing-duration>PT2H19M58S</meta:editing-duration>
    <meta:editing-cycles>51</meta:editing-cycles>
    <meta:generator>LibreOffice/6.0.7.3$Linux_X86_64 LibreOffice_project/00m0$Build-3</meta:generator>
    <meta:document-statistic meta:table-count="1" meta:cell-count="274" meta:object-count="0"/>
  </office:meta>
</office:document-meta>
</file>